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61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2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d7d7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d7"/>
    </style:style>
    <style:style style:name="ce8" style:family="table-cell" style:parent-style-name="Default">
      <style:table-cell-properties fo:background-color="#dedce6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dedce6"/>
    </style:style>
    <style:style style:name="ce10" style:family="table-cell" style:parent-style-name="Default">
      <style:table-cell-properties fo:background-color="#ffd7d7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lett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GB</text:p>
          </table:table-cell>
          <table:table-cell table:style-name="ce1" office:value-type="string" calcext:value-type="string">
            <text:p>9-B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 – Letter ink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$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le drop shadow</text:p>
          </table:table-cell>
          <table:table-cell office:value-type="string" calcext:value-type="string">
            <text:p>$000049</text:p>
          </table:table-cell>
          <table:table-cell office:value-type="string" calcext:value-type="string">
            <text:p>$0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 – Pointer</text:p>
          </table:table-cell>
          <table:table-cell office:value-type="string" calcext:value-type="string">
            <text:p>$FF0000</text:p>
          </table:table-cell>
          <table:table-cell office:value-type="string" calcext:value-type="string">
            <text:p>$1C0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 – Pointer Clicked</text:p>
          </table:table-cell>
          <table:table-cell office:value-type="string" calcext:value-type="string">
            <text:p>$0000FF</text:p>
          </table:table-cell>
          <table:table-cell office:value-type="string" calcext:value-type="string">
            <text:p>$0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le background</text:p>
          </table:table-cell>
          <table:table-cell office:value-type="string" calcext:value-type="string">
            <text:p>$FFFFDB</text:p>
          </table:table-cell>
          <table:table-cell office:value-type="string" calcext:value-type="string">
            <text:p>$1FE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ite – Pointer outline</text:p>
          </table:table-cell>
          <table:table-cell table:style-name="Default" office:value-type="string" calcext:value-type="string">
            <text:p>$FFFFFF</text:p>
          </table:table-cell>
          <table:table-cell table:style-name="Default" office:value-type="string" calcext:value-type="string">
            <text:p>$FFF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ansparent</text:p>
          </table:table-cell>
          <table:table-cell/>
          <table:table-cell office:value-type="string" calcext:value-type="string">
            <text:p>1C7</text:p>
          </table:table-cell>
          <table:table-cell/>
          <table:table-cell table:style-name="ce3" table:number-columns-repeated="2"/>
        </table:table-row>
      </table:table>
      <table:table table:name="Dec-Hex-Bin" table:style-name="ta1">
        <table:table-column table:style-name="co1" table:default-cell-style-name="Default"/>
        <table:table-column table:style-name="co1" table:default-cell-style-name="ce4"/>
        <table:table-column table:style-name="co3" table:default-cell-style-name="ce4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5" office:value-type="string" calcext:value-type="string">
            <text:p>Bin</text:p>
          </table:table-cell>
          <table:table-cell/>
          <table:table-cell table:style-name="ce1" office:value-type="string" calcext:value-type="string">
            <text:p>Decimal to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;2)" office:value-type="string" office:string-value="00" calcext:value-type="string">
            <text:p>00</text:p>
          </table:table-cell>
          <table:table-cell table:formula="of:=DEC2BIN([.A2];8)" office:value-type="string" office:string-value="00000000" calcext:value-type="string">
            <text:p>00000000</text:p>
          </table:table-cell>
          <table:table-cell/>
          <table:table-cell table:style-name="ce6" office:value-type="float" office:value="42" calcext:value-type="float">
            <text:p>42</text:p>
          </table:table-cell>
          <table:table-cell table:style-name="ce8" table:formula="of:=DEC2HEX([.E2];2)" office:value-type="string" office:string-value="2A" calcext:value-type="string">
            <text:p>2A</text:p>
          </table:table-cell>
          <table:table-cell table:style-name="ce10" table:formula="of:=DEC2BIN([.E2];8)" office:value-type="string" office:string-value="00101010" calcext:value-type="string">
            <text:p>00101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;2)" office:value-type="string" office:string-value="01" calcext:value-type="string">
            <text:p>01</text:p>
          </table:table-cell>
          <table:table-cell table:formula="of:=DEC2BIN([.A3];8)" office:value-type="string" office:string-value="00000001" calcext:value-type="string">
            <text:p>0000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;2)" office:value-type="string" office:string-value="02" calcext:value-type="string">
            <text:p>02</text:p>
          </table:table-cell>
          <table:table-cell table:formula="of:=DEC2BIN([.A4];8)" office:value-type="string" office:string-value="00000010" calcext:value-type="string">
            <text:p>000000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5];2)" office:value-type="string" office:string-value="03" calcext:value-type="string">
            <text:p>03</text:p>
          </table:table-cell>
          <table:table-cell table:formula="of:=DEC2BIN([.A5];8)" office:value-type="string" office:string-value="00000011" calcext:value-type="string">
            <text:p>00000011</text:p>
          </table:table-cell>
          <table:table-cell/>
          <table:table-cell table:style-name="ce1" office:value-type="string" calcext:value-type="string">
            <text:p>Hex to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B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;2)" office:value-type="string" office:string-value="04" calcext:value-type="string">
            <text:p>04</text:p>
          </table:table-cell>
          <table:table-cell table:formula="of:=DEC2BIN([.A6];8)" office:value-type="string" office:string-value="00000100" calcext:value-type="string">
            <text:p>00000100</text:p>
          </table:table-cell>
          <table:table-cell/>
          <table:table-cell table:style-name="ce6" office:value-type="float" office:value="42" calcext:value-type="float">
            <text:p>42</text:p>
          </table:table-cell>
          <table:table-cell table:style-name="ce9" table:formula="of:=HEX2DEC([.E6])" office:value-type="float" office:value="66" calcext:value-type="float">
            <text:p>66</text:p>
          </table:table-cell>
          <table:table-cell table:style-name="ce10" table:formula="of:=HEX2BIN([.E6];8)" office:value-type="string" office:string-value="01000010" calcext:value-type="string">
            <text:p>010000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7];2)" office:value-type="string" office:string-value="05" calcext:value-type="string">
            <text:p>05</text:p>
          </table:table-cell>
          <table:table-cell table:formula="of:=DEC2BIN([.A7];8)" office:value-type="string" office:string-value="00000101" calcext:value-type="string">
            <text:p>000001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;2)" office:value-type="string" office:string-value="06" calcext:value-type="string">
            <text:p>06</text:p>
          </table:table-cell>
          <table:table-cell table:formula="of:=DEC2BIN([.A8];8)" office:value-type="string" office:string-value="00000110" calcext:value-type="string">
            <text:p>0000011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9];2)" office:value-type="string" office:string-value="07" calcext:value-type="string">
            <text:p>07</text:p>
          </table:table-cell>
          <table:table-cell table:formula="of:=DEC2BIN([.A9];8)" office:value-type="string" office:string-value="00000111" calcext:value-type="string">
            <text:p>00000111</text:p>
          </table:table-cell>
          <table:table-cell/>
          <table:table-cell table:style-name="ce1" office:value-type="string" calcext:value-type="string">
            <text:p>Bin to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;2)" office:value-type="string" office:string-value="08" calcext:value-type="string">
            <text:p>08</text:p>
          </table:table-cell>
          <table:table-cell table:formula="of:=DEC2BIN([.A10];8)" office:value-type="string" office:string-value="00001000" calcext:value-type="string">
            <text:p>00001000</text:p>
          </table:table-cell>
          <table:table-cell/>
          <table:table-cell table:style-name="ce7" office:value-type="float" office:value="101010" calcext:value-type="float">
            <text:p>101010</text:p>
          </table:table-cell>
          <table:table-cell table:style-name="ce9" table:formula="of:=BIN2DEC([.E10])" office:value-type="float" office:value="42" calcext:value-type="float">
            <text:p>42</text:p>
          </table:table-cell>
          <table:table-cell table:style-name="ce10" table:formula="of:=BIN2HEX([.E10];2)" office:value-type="string" office:string-value="2A" calcext:value-type="string">
            <text:p>2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;2)" office:value-type="string" office:string-value="09" calcext:value-type="string">
            <text:p>09</text:p>
          </table:table-cell>
          <table:table-cell table:formula="of:=DEC2BIN([.A11];8)" office:value-type="string" office:string-value="00001001" calcext:value-type="string">
            <text:p>00001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;2)" office:value-type="string" office:string-value="0A" calcext:value-type="string">
            <text:p>0A</text:p>
          </table:table-cell>
          <table:table-cell table:formula="of:=DEC2BIN([.A12];8)" office:value-type="string" office:string-value="00001010" calcext:value-type="string">
            <text:p>000010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3];2)" office:value-type="string" office:string-value="0B" calcext:value-type="string">
            <text:p>0B</text:p>
          </table:table-cell>
          <table:table-cell table:formula="of:=DEC2BIN([.A13];8)" office:value-type="string" office:string-value="00001011" calcext:value-type="string">
            <text:p>000010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;2)" office:value-type="string" office:string-value="0C" calcext:value-type="string">
            <text:p>0C</text:p>
          </table:table-cell>
          <table:table-cell table:formula="of:=DEC2BIN([.A14];8)" office:value-type="string" office:string-value="00001100" calcext:value-type="string">
            <text:p>000011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;2)" office:value-type="string" office:string-value="0D" calcext:value-type="string">
            <text:p>0D</text:p>
          </table:table-cell>
          <table:table-cell table:formula="of:=DEC2BIN([.A15];8)" office:value-type="string" office:string-value="00001101" calcext:value-type="string">
            <text:p>000011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;2)" office:value-type="string" office:string-value="0E" calcext:value-type="string">
            <text:p>0E</text:p>
          </table:table-cell>
          <table:table-cell table:formula="of:=DEC2BIN([.A16];8)" office:value-type="string" office:string-value="00001110" calcext:value-type="string">
            <text:p>000011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7];2)" office:value-type="string" office:string-value="0F" calcext:value-type="string">
            <text:p>0F</text:p>
          </table:table-cell>
          <table:table-cell table:formula="of:=DEC2BIN([.A17];8)" office:value-type="string" office:string-value="00001111" calcext:value-type="string">
            <text:p>000011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8];2)" office:value-type="string" office:string-value="10" calcext:value-type="string">
            <text:p>10</text:p>
          </table:table-cell>
          <table:table-cell table:formula="of:=DEC2BIN([.A18];8)" office:value-type="string" office:string-value="00010000" calcext:value-type="string">
            <text:p>000100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9];2)" office:value-type="string" office:string-value="11" calcext:value-type="string">
            <text:p>11</text:p>
          </table:table-cell>
          <table:table-cell table:formula="of:=DEC2BIN([.A19];8)" office:value-type="string" office:string-value="00010001" calcext:value-type="string">
            <text:p>00010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20];2)" office:value-type="string" office:string-value="12" calcext:value-type="string">
            <text:p>12</text:p>
          </table:table-cell>
          <table:table-cell table:formula="of:=DEC2BIN([.A20];8)" office:value-type="string" office:string-value="00010010" calcext:value-type="string">
            <text:p>0001001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1];2)" office:value-type="string" office:string-value="13" calcext:value-type="string">
            <text:p>13</text:p>
          </table:table-cell>
          <table:table-cell table:formula="of:=DEC2BIN([.A21];8)" office:value-type="string" office:string-value="00010011" calcext:value-type="string">
            <text:p>0001001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2];2)" office:value-type="string" office:string-value="14" calcext:value-type="string">
            <text:p>14</text:p>
          </table:table-cell>
          <table:table-cell table:formula="of:=DEC2BIN([.A22];8)" office:value-type="string" office:string-value="00010100" calcext:value-type="string">
            <text:p>000101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3];2)" office:value-type="string" office:string-value="15" calcext:value-type="string">
            <text:p>15</text:p>
          </table:table-cell>
          <table:table-cell table:formula="of:=DEC2BIN([.A23];8)" office:value-type="string" office:string-value="00010101" calcext:value-type="string">
            <text:p>0001010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4];2)" office:value-type="string" office:string-value="16" calcext:value-type="string">
            <text:p>16</text:p>
          </table:table-cell>
          <table:table-cell table:formula="of:=DEC2BIN([.A24];8)" office:value-type="string" office:string-value="00010110" calcext:value-type="string">
            <text:p>000101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5];2)" office:value-type="string" office:string-value="17" calcext:value-type="string">
            <text:p>17</text:p>
          </table:table-cell>
          <table:table-cell table:formula="of:=DEC2BIN([.A25];8)" office:value-type="string" office:string-value="00010111" calcext:value-type="string">
            <text:p>0001011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6];2)" office:value-type="string" office:string-value="18" calcext:value-type="string">
            <text:p>18</text:p>
          </table:table-cell>
          <table:table-cell table:formula="of:=DEC2BIN([.A26];8)" office:value-type="string" office:string-value="00011000" calcext:value-type="string">
            <text:p>000110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7];2)" office:value-type="string" office:string-value="19" calcext:value-type="string">
            <text:p>19</text:p>
          </table:table-cell>
          <table:table-cell table:formula="of:=DEC2BIN([.A27];8)" office:value-type="string" office:string-value="00011001" calcext:value-type="string">
            <text:p>0001100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8];2)" office:value-type="string" office:string-value="1A" calcext:value-type="string">
            <text:p>1A</text:p>
          </table:table-cell>
          <table:table-cell table:formula="of:=DEC2BIN([.A28];8)" office:value-type="string" office:string-value="00011010" calcext:value-type="string">
            <text:p>0001101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9];2)" office:value-type="string" office:string-value="1B" calcext:value-type="string">
            <text:p>1B</text:p>
          </table:table-cell>
          <table:table-cell table:formula="of:=DEC2BIN([.A29];8)" office:value-type="string" office:string-value="00011011" calcext:value-type="string">
            <text:p>0001101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30];2)" office:value-type="string" office:string-value="1C" calcext:value-type="string">
            <text:p>1C</text:p>
          </table:table-cell>
          <table:table-cell table:formula="of:=DEC2BIN([.A30];8)" office:value-type="string" office:string-value="00011100" calcext:value-type="string">
            <text:p>000111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1];2)" office:value-type="string" office:string-value="1D" calcext:value-type="string">
            <text:p>1D</text:p>
          </table:table-cell>
          <table:table-cell table:formula="of:=DEC2BIN([.A31];8)" office:value-type="string" office:string-value="00011101" calcext:value-type="string">
            <text:p>0001110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2];2)" office:value-type="string" office:string-value="1E" calcext:value-type="string">
            <text:p>1E</text:p>
          </table:table-cell>
          <table:table-cell table:formula="of:=DEC2BIN([.A32];8)" office:value-type="string" office:string-value="00011110" calcext:value-type="string">
            <text:p>0001111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3];2)" office:value-type="string" office:string-value="1F" calcext:value-type="string">
            <text:p>1F</text:p>
          </table:table-cell>
          <table:table-cell table:formula="of:=DEC2BIN([.A33];8)" office:value-type="string" office:string-value="00011111" calcext:value-type="string">
            <text:p>0001111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4];2)" office:value-type="string" office:string-value="20" calcext:value-type="string">
            <text:p>20</text:p>
          </table:table-cell>
          <table:table-cell table:formula="of:=DEC2BIN([.A34];8)" office:value-type="string" office:string-value="00100000" calcext:value-type="string">
            <text:p>001000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5];2)" office:value-type="string" office:string-value="21" calcext:value-type="string">
            <text:p>21</text:p>
          </table:table-cell>
          <table:table-cell table:formula="of:=DEC2BIN([.A35];8)" office:value-type="string" office:string-value="00100001" calcext:value-type="string">
            <text:p>0010000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6];2)" office:value-type="string" office:string-value="22" calcext:value-type="string">
            <text:p>22</text:p>
          </table:table-cell>
          <table:table-cell table:formula="of:=DEC2BIN([.A36];8)" office:value-type="string" office:string-value="00100010" calcext:value-type="string">
            <text:p>0010001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7];2)" office:value-type="string" office:string-value="23" calcext:value-type="string">
            <text:p>23</text:p>
          </table:table-cell>
          <table:table-cell table:formula="of:=DEC2BIN([.A37];8)" office:value-type="string" office:string-value="00100011" calcext:value-type="string">
            <text:p>0010001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8];2)" office:value-type="string" office:string-value="24" calcext:value-type="string">
            <text:p>24</text:p>
          </table:table-cell>
          <table:table-cell table:formula="of:=DEC2BIN([.A38];8)" office:value-type="string" office:string-value="00100100" calcext:value-type="string">
            <text:p>001001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9];2)" office:value-type="string" office:string-value="25" calcext:value-type="string">
            <text:p>25</text:p>
          </table:table-cell>
          <table:table-cell table:formula="of:=DEC2BIN([.A39];8)" office:value-type="string" office:string-value="00100101" calcext:value-type="string">
            <text:p>0010010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40];2)" office:value-type="string" office:string-value="26" calcext:value-type="string">
            <text:p>26</text:p>
          </table:table-cell>
          <table:table-cell table:formula="of:=DEC2BIN([.A40];8)" office:value-type="string" office:string-value="00100110" calcext:value-type="string">
            <text:p>0010011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1];2)" office:value-type="string" office:string-value="27" calcext:value-type="string">
            <text:p>27</text:p>
          </table:table-cell>
          <table:table-cell table:formula="of:=DEC2BIN([.A41];8)" office:value-type="string" office:string-value="00100111" calcext:value-type="string">
            <text:p>0010011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2];2)" office:value-type="string" office:string-value="28" calcext:value-type="string">
            <text:p>28</text:p>
          </table:table-cell>
          <table:table-cell table:formula="of:=DEC2BIN([.A42];8)" office:value-type="string" office:string-value="00101000" calcext:value-type="string">
            <text:p>001010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3];2)" office:value-type="string" office:string-value="29" calcext:value-type="string">
            <text:p>29</text:p>
          </table:table-cell>
          <table:table-cell table:formula="of:=DEC2BIN([.A43];8)" office:value-type="string" office:string-value="00101001" calcext:value-type="string">
            <text:p>0010100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4];2)" office:value-type="string" office:string-value="2A" calcext:value-type="string">
            <text:p>2A</text:p>
          </table:table-cell>
          <table:table-cell table:formula="of:=DEC2BIN([.A44];8)" office:value-type="string" office:string-value="00101010" calcext:value-type="string">
            <text:p>0010101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5];2)" office:value-type="string" office:string-value="2B" calcext:value-type="string">
            <text:p>2B</text:p>
          </table:table-cell>
          <table:table-cell table:formula="of:=DEC2BIN([.A45];8)" office:value-type="string" office:string-value="00101011" calcext:value-type="string">
            <text:p>0010101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6];2)" office:value-type="string" office:string-value="2C" calcext:value-type="string">
            <text:p>2C</text:p>
          </table:table-cell>
          <table:table-cell table:formula="of:=DEC2BIN([.A46];8)" office:value-type="string" office:string-value="00101100" calcext:value-type="string">
            <text:p>001011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7];2)" office:value-type="string" office:string-value="2D" calcext:value-type="string">
            <text:p>2D</text:p>
          </table:table-cell>
          <table:table-cell table:formula="of:=DEC2BIN([.A47];8)" office:value-type="string" office:string-value="00101101" calcext:value-type="string">
            <text:p>0010110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8];2)" office:value-type="string" office:string-value="2E" calcext:value-type="string">
            <text:p>2E</text:p>
          </table:table-cell>
          <table:table-cell table:formula="of:=DEC2BIN([.A48];8)" office:value-type="string" office:string-value="00101110" calcext:value-type="string">
            <text:p>0010111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9];2)" office:value-type="string" office:string-value="2F" calcext:value-type="string">
            <text:p>2F</text:p>
          </table:table-cell>
          <table:table-cell table:formula="of:=DEC2BIN([.A49];8)" office:value-type="string" office:string-value="00101111" calcext:value-type="string">
            <text:p>0010111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50];2)" office:value-type="string" office:string-value="30" calcext:value-type="string">
            <text:p>30</text:p>
          </table:table-cell>
          <table:table-cell table:formula="of:=DEC2BIN([.A50];8)" office:value-type="string" office:string-value="00110000" calcext:value-type="string">
            <text:p>001100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1];2)" office:value-type="string" office:string-value="31" calcext:value-type="string">
            <text:p>31</text:p>
          </table:table-cell>
          <table:table-cell table:formula="of:=DEC2BIN([.A51];8)" office:value-type="string" office:string-value="00110001" calcext:value-type="string">
            <text:p>0011000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2];2)" office:value-type="string" office:string-value="32" calcext:value-type="string">
            <text:p>32</text:p>
          </table:table-cell>
          <table:table-cell table:formula="of:=DEC2BIN([.A52];8)" office:value-type="string" office:string-value="00110010" calcext:value-type="string">
            <text:p>0011001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3];2)" office:value-type="string" office:string-value="33" calcext:value-type="string">
            <text:p>33</text:p>
          </table:table-cell>
          <table:table-cell table:formula="of:=DEC2BIN([.A53];8)" office:value-type="string" office:string-value="00110011" calcext:value-type="string">
            <text:p>0011001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4];2)" office:value-type="string" office:string-value="34" calcext:value-type="string">
            <text:p>34</text:p>
          </table:table-cell>
          <table:table-cell table:formula="of:=DEC2BIN([.A54];8)" office:value-type="string" office:string-value="00110100" calcext:value-type="string">
            <text:p>0011010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5];2)" office:value-type="string" office:string-value="35" calcext:value-type="string">
            <text:p>35</text:p>
          </table:table-cell>
          <table:table-cell table:formula="of:=DEC2BIN([.A55];8)" office:value-type="string" office:string-value="00110101" calcext:value-type="string">
            <text:p>0011010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6];2)" office:value-type="string" office:string-value="36" calcext:value-type="string">
            <text:p>36</text:p>
          </table:table-cell>
          <table:table-cell table:formula="of:=DEC2BIN([.A56];8)" office:value-type="string" office:string-value="00110110" calcext:value-type="string">
            <text:p>0011011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7];2)" office:value-type="string" office:string-value="37" calcext:value-type="string">
            <text:p>37</text:p>
          </table:table-cell>
          <table:table-cell table:formula="of:=DEC2BIN([.A57];8)" office:value-type="string" office:string-value="00110111" calcext:value-type="string">
            <text:p>0011011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8];2)" office:value-type="string" office:string-value="38" calcext:value-type="string">
            <text:p>38</text:p>
          </table:table-cell>
          <table:table-cell table:formula="of:=DEC2BIN([.A58];8)" office:value-type="string" office:string-value="00111000" calcext:value-type="string">
            <text:p>0011100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9];2)" office:value-type="string" office:string-value="39" calcext:value-type="string">
            <text:p>39</text:p>
          </table:table-cell>
          <table:table-cell table:formula="of:=DEC2BIN([.A59];8)" office:value-type="string" office:string-value="00111001" calcext:value-type="string">
            <text:p>0011100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60];2)" office:value-type="string" office:string-value="3A" calcext:value-type="string">
            <text:p>3A</text:p>
          </table:table-cell>
          <table:table-cell table:formula="of:=DEC2BIN([.A60];8)" office:value-type="string" office:string-value="00111010" calcext:value-type="string">
            <text:p>0011101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1];2)" office:value-type="string" office:string-value="3B" calcext:value-type="string">
            <text:p>3B</text:p>
          </table:table-cell>
          <table:table-cell table:formula="of:=DEC2BIN([.A61];8)" office:value-type="string" office:string-value="00111011" calcext:value-type="string">
            <text:p>0011101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2];2)" office:value-type="string" office:string-value="3C" calcext:value-type="string">
            <text:p>3C</text:p>
          </table:table-cell>
          <table:table-cell table:formula="of:=DEC2BIN([.A62];8)" office:value-type="string" office:string-value="00111100" calcext:value-type="string">
            <text:p>0011110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3];2)" office:value-type="string" office:string-value="3D" calcext:value-type="string">
            <text:p>3D</text:p>
          </table:table-cell>
          <table:table-cell table:formula="of:=DEC2BIN([.A63];8)" office:value-type="string" office:string-value="00111101" calcext:value-type="string">
            <text:p>0011110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4];2)" office:value-type="string" office:string-value="3E" calcext:value-type="string">
            <text:p>3E</text:p>
          </table:table-cell>
          <table:table-cell table:formula="of:=DEC2BIN([.A64];8)" office:value-type="string" office:string-value="00111110" calcext:value-type="string">
            <text:p>0011111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5];2)" office:value-type="string" office:string-value="3F" calcext:value-type="string">
            <text:p>3F</text:p>
          </table:table-cell>
          <table:table-cell table:formula="of:=DEC2BIN([.A65];8)" office:value-type="string" office:string-value="00111111" calcext:value-type="string">
            <text:p>0011111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6];2)" office:value-type="string" office:string-value="40" calcext:value-type="string">
            <text:p>40</text:p>
          </table:table-cell>
          <table:table-cell table:formula="of:=DEC2BIN([.A66];8)" office:value-type="string" office:string-value="01000000" calcext:value-type="string">
            <text:p>0100000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7];2)" office:value-type="string" office:string-value="41" calcext:value-type="string">
            <text:p>41</text:p>
          </table:table-cell>
          <table:table-cell table:formula="of:=DEC2BIN([.A67];8)" office:value-type="string" office:string-value="01000001" calcext:value-type="string">
            <text:p>0100000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8];2)" office:value-type="string" office:string-value="42" calcext:value-type="string">
            <text:p>42</text:p>
          </table:table-cell>
          <table:table-cell table:formula="of:=DEC2BIN([.A68];8)" office:value-type="string" office:string-value="01000010" calcext:value-type="string">
            <text:p>0100001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9];2)" office:value-type="string" office:string-value="43" calcext:value-type="string">
            <text:p>43</text:p>
          </table:table-cell>
          <table:table-cell table:formula="of:=DEC2BIN([.A69];8)" office:value-type="string" office:string-value="01000011" calcext:value-type="string">
            <text:p>0100001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70];2)" office:value-type="string" office:string-value="44" calcext:value-type="string">
            <text:p>44</text:p>
          </table:table-cell>
          <table:table-cell table:formula="of:=DEC2BIN([.A70];8)" office:value-type="string" office:string-value="01000100" calcext:value-type="string">
            <text:p>0100010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1];2)" office:value-type="string" office:string-value="45" calcext:value-type="string">
            <text:p>45</text:p>
          </table:table-cell>
          <table:table-cell table:formula="of:=DEC2BIN([.A71];8)" office:value-type="string" office:string-value="01000101" calcext:value-type="string">
            <text:p>0100010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2];2)" office:value-type="string" office:string-value="46" calcext:value-type="string">
            <text:p>46</text:p>
          </table:table-cell>
          <table:table-cell table:formula="of:=DEC2BIN([.A72];8)" office:value-type="string" office:string-value="01000110" calcext:value-type="string">
            <text:p>0100011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3];2)" office:value-type="string" office:string-value="47" calcext:value-type="string">
            <text:p>47</text:p>
          </table:table-cell>
          <table:table-cell table:formula="of:=DEC2BIN([.A73];8)" office:value-type="string" office:string-value="01000111" calcext:value-type="string">
            <text:p>0100011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4];2)" office:value-type="string" office:string-value="48" calcext:value-type="string">
            <text:p>48</text:p>
          </table:table-cell>
          <table:table-cell table:formula="of:=DEC2BIN([.A74];8)" office:value-type="string" office:string-value="01001000" calcext:value-type="string">
            <text:p>0100100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5];2)" office:value-type="string" office:string-value="49" calcext:value-type="string">
            <text:p>49</text:p>
          </table:table-cell>
          <table:table-cell table:formula="of:=DEC2BIN([.A75];8)" office:value-type="string" office:string-value="01001001" calcext:value-type="string">
            <text:p>0100100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6];2)" office:value-type="string" office:string-value="4A" calcext:value-type="string">
            <text:p>4A</text:p>
          </table:table-cell>
          <table:table-cell table:formula="of:=DEC2BIN([.A76];8)" office:value-type="string" office:string-value="01001010" calcext:value-type="string">
            <text:p>0100101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7];2)" office:value-type="string" office:string-value="4B" calcext:value-type="string">
            <text:p>4B</text:p>
          </table:table-cell>
          <table:table-cell table:formula="of:=DEC2BIN([.A77];8)" office:value-type="string" office:string-value="01001011" calcext:value-type="string">
            <text:p>0100101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8];2)" office:value-type="string" office:string-value="4C" calcext:value-type="string">
            <text:p>4C</text:p>
          </table:table-cell>
          <table:table-cell table:formula="of:=DEC2BIN([.A78];8)" office:value-type="string" office:string-value="01001100" calcext:value-type="string">
            <text:p>0100110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9];2)" office:value-type="string" office:string-value="4D" calcext:value-type="string">
            <text:p>4D</text:p>
          </table:table-cell>
          <table:table-cell table:formula="of:=DEC2BIN([.A79];8)" office:value-type="string" office:string-value="01001101" calcext:value-type="string">
            <text:p>0100110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80];2)" office:value-type="string" office:string-value="4E" calcext:value-type="string">
            <text:p>4E</text:p>
          </table:table-cell>
          <table:table-cell table:formula="of:=DEC2BIN([.A80];8)" office:value-type="string" office:string-value="01001110" calcext:value-type="string">
            <text:p>0100111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1];2)" office:value-type="string" office:string-value="4F" calcext:value-type="string">
            <text:p>4F</text:p>
          </table:table-cell>
          <table:table-cell table:formula="of:=DEC2BIN([.A81];8)" office:value-type="string" office:string-value="01001111" calcext:value-type="string">
            <text:p>0100111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2];2)" office:value-type="string" office:string-value="50" calcext:value-type="string">
            <text:p>50</text:p>
          </table:table-cell>
          <table:table-cell table:formula="of:=DEC2BIN([.A82];8)" office:value-type="string" office:string-value="01010000" calcext:value-type="string">
            <text:p>0101000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3];2)" office:value-type="string" office:string-value="51" calcext:value-type="string">
            <text:p>51</text:p>
          </table:table-cell>
          <table:table-cell table:formula="of:=DEC2BIN([.A83];8)" office:value-type="string" office:string-value="01010001" calcext:value-type="string">
            <text:p>0101000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4];2)" office:value-type="string" office:string-value="52" calcext:value-type="string">
            <text:p>52</text:p>
          </table:table-cell>
          <table:table-cell table:formula="of:=DEC2BIN([.A84];8)" office:value-type="string" office:string-value="01010010" calcext:value-type="string">
            <text:p>0101001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5];2)" office:value-type="string" office:string-value="53" calcext:value-type="string">
            <text:p>53</text:p>
          </table:table-cell>
          <table:table-cell table:formula="of:=DEC2BIN([.A85];8)" office:value-type="string" office:string-value="01010011" calcext:value-type="string">
            <text:p>0101001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6];2)" office:value-type="string" office:string-value="54" calcext:value-type="string">
            <text:p>54</text:p>
          </table:table-cell>
          <table:table-cell table:formula="of:=DEC2BIN([.A86];8)" office:value-type="string" office:string-value="01010100" calcext:value-type="string">
            <text:p>0101010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7];2)" office:value-type="string" office:string-value="55" calcext:value-type="string">
            <text:p>55</text:p>
          </table:table-cell>
          <table:table-cell table:formula="of:=DEC2BIN([.A87];8)" office:value-type="string" office:string-value="01010101" calcext:value-type="string">
            <text:p>0101010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8];2)" office:value-type="string" office:string-value="56" calcext:value-type="string">
            <text:p>56</text:p>
          </table:table-cell>
          <table:table-cell table:formula="of:=DEC2BIN([.A88];8)" office:value-type="string" office:string-value="01010110" calcext:value-type="string">
            <text:p>0101011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9];2)" office:value-type="string" office:string-value="57" calcext:value-type="string">
            <text:p>57</text:p>
          </table:table-cell>
          <table:table-cell table:formula="of:=DEC2BIN([.A89];8)" office:value-type="string" office:string-value="01010111" calcext:value-type="string">
            <text:p>0101011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90];2)" office:value-type="string" office:string-value="58" calcext:value-type="string">
            <text:p>58</text:p>
          </table:table-cell>
          <table:table-cell table:formula="of:=DEC2BIN([.A90];8)" office:value-type="string" office:string-value="01011000" calcext:value-type="string">
            <text:p>0101100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1];2)" office:value-type="string" office:string-value="59" calcext:value-type="string">
            <text:p>59</text:p>
          </table:table-cell>
          <table:table-cell table:formula="of:=DEC2BIN([.A91];8)" office:value-type="string" office:string-value="01011001" calcext:value-type="string">
            <text:p>0101100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2];2)" office:value-type="string" office:string-value="5A" calcext:value-type="string">
            <text:p>5A</text:p>
          </table:table-cell>
          <table:table-cell table:formula="of:=DEC2BIN([.A92];8)" office:value-type="string" office:string-value="01011010" calcext:value-type="string">
            <text:p>0101101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3];2)" office:value-type="string" office:string-value="5B" calcext:value-type="string">
            <text:p>5B</text:p>
          </table:table-cell>
          <table:table-cell table:formula="of:=DEC2BIN([.A93];8)" office:value-type="string" office:string-value="01011011" calcext:value-type="string">
            <text:p>0101101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4];2)" office:value-type="string" office:string-value="5C" calcext:value-type="string">
            <text:p>5C</text:p>
          </table:table-cell>
          <table:table-cell table:formula="of:=DEC2BIN([.A94];8)" office:value-type="string" office:string-value="01011100" calcext:value-type="string">
            <text:p>0101110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5];2)" office:value-type="string" office:string-value="5D" calcext:value-type="string">
            <text:p>5D</text:p>
          </table:table-cell>
          <table:table-cell table:formula="of:=DEC2BIN([.A95];8)" office:value-type="string" office:string-value="01011101" calcext:value-type="string">
            <text:p>0101110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6];2)" office:value-type="string" office:string-value="5E" calcext:value-type="string">
            <text:p>5E</text:p>
          </table:table-cell>
          <table:table-cell table:formula="of:=DEC2BIN([.A96];8)" office:value-type="string" office:string-value="01011110" calcext:value-type="string">
            <text:p>0101111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7];2)" office:value-type="string" office:string-value="5F" calcext:value-type="string">
            <text:p>5F</text:p>
          </table:table-cell>
          <table:table-cell table:formula="of:=DEC2BIN([.A97];8)" office:value-type="string" office:string-value="01011111" calcext:value-type="string">
            <text:p>0101111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8];2)" office:value-type="string" office:string-value="60" calcext:value-type="string">
            <text:p>60</text:p>
          </table:table-cell>
          <table:table-cell table:formula="of:=DEC2BIN([.A98];8)" office:value-type="string" office:string-value="01100000" calcext:value-type="string">
            <text:p>0110000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9];2)" office:value-type="string" office:string-value="61" calcext:value-type="string">
            <text:p>61</text:p>
          </table:table-cell>
          <table:table-cell table:formula="of:=DEC2BIN([.A99];8)" office:value-type="string" office:string-value="01100001" calcext:value-type="string">
            <text:p>0110000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100];2)" office:value-type="string" office:string-value="62" calcext:value-type="string">
            <text:p>62</text:p>
          </table:table-cell>
          <table:table-cell table:formula="of:=DEC2BIN([.A100];8)" office:value-type="string" office:string-value="01100010" calcext:value-type="string">
            <text:p>0110001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1];2)" office:value-type="string" office:string-value="63" calcext:value-type="string">
            <text:p>63</text:p>
          </table:table-cell>
          <table:table-cell table:formula="of:=DEC2BIN([.A101];8)" office:value-type="string" office:string-value="01100011" calcext:value-type="string">
            <text:p>0110001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2];2)" office:value-type="string" office:string-value="64" calcext:value-type="string">
            <text:p>64</text:p>
          </table:table-cell>
          <table:table-cell table:formula="of:=DEC2BIN([.A102];8)" office:value-type="string" office:string-value="01100100" calcext:value-type="string">
            <text:p>01100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3];2)" office:value-type="string" office:string-value="65" calcext:value-type="string">
            <text:p>65</text:p>
          </table:table-cell>
          <table:table-cell table:formula="of:=DEC2BIN([.A103];8)" office:value-type="string" office:string-value="01100101" calcext:value-type="string">
            <text:p>01100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4];2)" office:value-type="string" office:string-value="66" calcext:value-type="string">
            <text:p>66</text:p>
          </table:table-cell>
          <table:table-cell table:formula="of:=DEC2BIN([.A104];8)" office:value-type="string" office:string-value="01100110" calcext:value-type="string">
            <text:p>0110011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5];2)" office:value-type="string" office:string-value="67" calcext:value-type="string">
            <text:p>67</text:p>
          </table:table-cell>
          <table:table-cell table:formula="of:=DEC2BIN([.A105];8)" office:value-type="string" office:string-value="01100111" calcext:value-type="string">
            <text:p>0110011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6];2)" office:value-type="string" office:string-value="68" calcext:value-type="string">
            <text:p>68</text:p>
          </table:table-cell>
          <table:table-cell table:formula="of:=DEC2BIN([.A106];8)" office:value-type="string" office:string-value="01101000" calcext:value-type="string">
            <text:p>0110100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7];2)" office:value-type="string" office:string-value="69" calcext:value-type="string">
            <text:p>69</text:p>
          </table:table-cell>
          <table:table-cell table:formula="of:=DEC2BIN([.A107];8)" office:value-type="string" office:string-value="01101001" calcext:value-type="string">
            <text:p>0110100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8];2)" office:value-type="string" office:string-value="6A" calcext:value-type="string">
            <text:p>6A</text:p>
          </table:table-cell>
          <table:table-cell table:formula="of:=DEC2BIN([.A108];8)" office:value-type="string" office:string-value="01101010" calcext:value-type="string">
            <text:p>0110101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9];2)" office:value-type="string" office:string-value="6B" calcext:value-type="string">
            <text:p>6B</text:p>
          </table:table-cell>
          <table:table-cell table:formula="of:=DEC2BIN([.A109];8)" office:value-type="string" office:string-value="01101011" calcext:value-type="string">
            <text:p>0110101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10];2)" office:value-type="string" office:string-value="6C" calcext:value-type="string">
            <text:p>6C</text:p>
          </table:table-cell>
          <table:table-cell table:formula="of:=DEC2BIN([.A110];8)" office:value-type="string" office:string-value="01101100" calcext:value-type="string">
            <text:p>0110110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1];2)" office:value-type="string" office:string-value="6D" calcext:value-type="string">
            <text:p>6D</text:p>
          </table:table-cell>
          <table:table-cell table:formula="of:=DEC2BIN([.A111];8)" office:value-type="string" office:string-value="01101101" calcext:value-type="string">
            <text:p>0110110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2];2)" office:value-type="string" office:string-value="6E" calcext:value-type="string">
            <text:p>6E</text:p>
          </table:table-cell>
          <table:table-cell table:formula="of:=DEC2BIN([.A112];8)" office:value-type="string" office:string-value="01101110" calcext:value-type="string">
            <text:p>01101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3];2)" office:value-type="string" office:string-value="6F" calcext:value-type="string">
            <text:p>6F</text:p>
          </table:table-cell>
          <table:table-cell table:formula="of:=DEC2BIN([.A113];8)" office:value-type="string" office:string-value="01101111" calcext:value-type="string">
            <text:p>01101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4];2)" office:value-type="string" office:string-value="70" calcext:value-type="string">
            <text:p>70</text:p>
          </table:table-cell>
          <table:table-cell table:formula="of:=DEC2BIN([.A114];8)" office:value-type="string" office:string-value="01110000" calcext:value-type="string">
            <text:p>0111000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5];2)" office:value-type="string" office:string-value="71" calcext:value-type="string">
            <text:p>71</text:p>
          </table:table-cell>
          <table:table-cell table:formula="of:=DEC2BIN([.A115];8)" office:value-type="string" office:string-value="01110001" calcext:value-type="string">
            <text:p>0111000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6];2)" office:value-type="string" office:string-value="72" calcext:value-type="string">
            <text:p>72</text:p>
          </table:table-cell>
          <table:table-cell table:formula="of:=DEC2BIN([.A116];8)" office:value-type="string" office:string-value="01110010" calcext:value-type="string">
            <text:p>0111001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7];2)" office:value-type="string" office:string-value="73" calcext:value-type="string">
            <text:p>73</text:p>
          </table:table-cell>
          <table:table-cell table:formula="of:=DEC2BIN([.A117];8)" office:value-type="string" office:string-value="01110011" calcext:value-type="string">
            <text:p>0111001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8];2)" office:value-type="string" office:string-value="74" calcext:value-type="string">
            <text:p>74</text:p>
          </table:table-cell>
          <table:table-cell table:formula="of:=DEC2BIN([.A118];8)" office:value-type="string" office:string-value="01110100" calcext:value-type="string">
            <text:p>0111010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9];2)" office:value-type="string" office:string-value="75" calcext:value-type="string">
            <text:p>75</text:p>
          </table:table-cell>
          <table:table-cell table:formula="of:=DEC2BIN([.A119];8)" office:value-type="string" office:string-value="01110101" calcext:value-type="string">
            <text:p>0111010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20];2)" office:value-type="string" office:string-value="76" calcext:value-type="string">
            <text:p>76</text:p>
          </table:table-cell>
          <table:table-cell table:formula="of:=DEC2BIN([.A120];8)" office:value-type="string" office:string-value="01110110" calcext:value-type="string">
            <text:p>0111011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1];2)" office:value-type="string" office:string-value="77" calcext:value-type="string">
            <text:p>77</text:p>
          </table:table-cell>
          <table:table-cell table:formula="of:=DEC2BIN([.A121];8)" office:value-type="string" office:string-value="01110111" calcext:value-type="string">
            <text:p>0111011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2];2)" office:value-type="string" office:string-value="78" calcext:value-type="string">
            <text:p>78</text:p>
          </table:table-cell>
          <table:table-cell table:formula="of:=DEC2BIN([.A122];8)" office:value-type="string" office:string-value="01111000" calcext:value-type="string">
            <text:p>0111100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3];2)" office:value-type="string" office:string-value="79" calcext:value-type="string">
            <text:p>79</text:p>
          </table:table-cell>
          <table:table-cell table:formula="of:=DEC2BIN([.A123];8)" office:value-type="string" office:string-value="01111001" calcext:value-type="string">
            <text:p>0111100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4];2)" office:value-type="string" office:string-value="7A" calcext:value-type="string">
            <text:p>7A</text:p>
          </table:table-cell>
          <table:table-cell table:formula="of:=DEC2BIN([.A124];8)" office:value-type="string" office:string-value="01111010" calcext:value-type="string">
            <text:p>0111101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5];2)" office:value-type="string" office:string-value="7B" calcext:value-type="string">
            <text:p>7B</text:p>
          </table:table-cell>
          <table:table-cell table:formula="of:=DEC2BIN([.A125];8)" office:value-type="string" office:string-value="01111011" calcext:value-type="string">
            <text:p>0111101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6];2)" office:value-type="string" office:string-value="7C" calcext:value-type="string">
            <text:p>7C</text:p>
          </table:table-cell>
          <table:table-cell table:formula="of:=DEC2BIN([.A126];8)" office:value-type="string" office:string-value="01111100" calcext:value-type="string">
            <text:p>0111110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7];2)" office:value-type="string" office:string-value="7D" calcext:value-type="string">
            <text:p>7D</text:p>
          </table:table-cell>
          <table:table-cell table:formula="of:=DEC2BIN([.A127];8)" office:value-type="string" office:string-value="01111101" calcext:value-type="string">
            <text:p>0111110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8];2)" office:value-type="string" office:string-value="7E" calcext:value-type="string">
            <text:p>7E</text:p>
          </table:table-cell>
          <table:table-cell table:formula="of:=DEC2BIN([.A128];8)" office:value-type="string" office:string-value="01111110" calcext:value-type="string">
            <text:p>0111111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9];2)" office:value-type="string" office:string-value="7F" calcext:value-type="string">
            <text:p>7F</text:p>
          </table:table-cell>
          <table:table-cell table:formula="of:=DEC2BIN([.A129];8)" office:value-type="string" office:string-value="01111111" calcext:value-type="string">
            <text:p>0111111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30];2)" office:value-type="string" office:string-value="80" calcext:value-type="string">
            <text:p>80</text:p>
          </table:table-cell>
          <table:table-cell table:formula="of:=DEC2BIN([.A130];8)" office:value-type="string" office:string-value="10000000" calcext:value-type="string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1];2)" office:value-type="string" office:string-value="81" calcext:value-type="string">
            <text:p>81</text:p>
          </table:table-cell>
          <table:table-cell table:formula="of:=DEC2BIN([.A131];8)" office:value-type="string" office:string-value="10000001" calcext:value-type="string">
            <text:p>1000000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2];2)" office:value-type="string" office:string-value="82" calcext:value-type="string">
            <text:p>82</text:p>
          </table:table-cell>
          <table:table-cell table:formula="of:=DEC2BIN([.A132];8)" office:value-type="string" office:string-value="10000010" calcext:value-type="string">
            <text:p>1000001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3];2)" office:value-type="string" office:string-value="83" calcext:value-type="string">
            <text:p>83</text:p>
          </table:table-cell>
          <table:table-cell table:formula="of:=DEC2BIN([.A133];8)" office:value-type="string" office:string-value="10000011" calcext:value-type="string">
            <text:p>1000001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4];2)" office:value-type="string" office:string-value="84" calcext:value-type="string">
            <text:p>84</text:p>
          </table:table-cell>
          <table:table-cell table:formula="of:=DEC2BIN([.A134];8)" office:value-type="string" office:string-value="10000100" calcext:value-type="string">
            <text:p>10000100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5];2)" office:value-type="string" office:string-value="85" calcext:value-type="string">
            <text:p>85</text:p>
          </table:table-cell>
          <table:table-cell table:formula="of:=DEC2BIN([.A135];8)" office:value-type="string" office:string-value="10000101" calcext:value-type="string">
            <text:p>1000010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6];2)" office:value-type="string" office:string-value="86" calcext:value-type="string">
            <text:p>86</text:p>
          </table:table-cell>
          <table:table-cell table:formula="of:=DEC2BIN([.A136];8)" office:value-type="string" office:string-value="10000110" calcext:value-type="string">
            <text:p>1000011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7];2)" office:value-type="string" office:string-value="87" calcext:value-type="string">
            <text:p>87</text:p>
          </table:table-cell>
          <table:table-cell table:formula="of:=DEC2BIN([.A137];8)" office:value-type="string" office:string-value="10000111" calcext:value-type="string">
            <text:p>1000011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8];2)" office:value-type="string" office:string-value="88" calcext:value-type="string">
            <text:p>88</text:p>
          </table:table-cell>
          <table:table-cell table:formula="of:=DEC2BIN([.A138];8)" office:value-type="string" office:string-value="10001000" calcext:value-type="string">
            <text:p>1000100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9];2)" office:value-type="string" office:string-value="89" calcext:value-type="string">
            <text:p>89</text:p>
          </table:table-cell>
          <table:table-cell table:formula="of:=DEC2BIN([.A139];8)" office:value-type="string" office:string-value="10001001" calcext:value-type="string">
            <text:p>1000100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40];2)" office:value-type="string" office:string-value="8A" calcext:value-type="string">
            <text:p>8A</text:p>
          </table:table-cell>
          <table:table-cell table:formula="of:=DEC2BIN([.A140];8)" office:value-type="string" office:string-value="10001010" calcext:value-type="string">
            <text:p>1000101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1];2)" office:value-type="string" office:string-value="8B" calcext:value-type="string">
            <text:p>8B</text:p>
          </table:table-cell>
          <table:table-cell table:formula="of:=DEC2BIN([.A141];8)" office:value-type="string" office:string-value="10001011" calcext:value-type="string">
            <text:p>1000101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2];2)" office:value-type="string" office:string-value="8C" calcext:value-type="string">
            <text:p>8C</text:p>
          </table:table-cell>
          <table:table-cell table:formula="of:=DEC2BIN([.A142];8)" office:value-type="string" office:string-value="10001100" calcext:value-type="string">
            <text:p>1000110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3];2)" office:value-type="string" office:string-value="8D" calcext:value-type="string">
            <text:p>8D</text:p>
          </table:table-cell>
          <table:table-cell table:formula="of:=DEC2BIN([.A143];8)" office:value-type="string" office:string-value="10001101" calcext:value-type="string">
            <text:p>1000110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4];2)" office:value-type="string" office:string-value="8E" calcext:value-type="string">
            <text:p>8E</text:p>
          </table:table-cell>
          <table:table-cell table:formula="of:=DEC2BIN([.A144];8)" office:value-type="string" office:string-value="10001110" calcext:value-type="string">
            <text:p>1000111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5];2)" office:value-type="string" office:string-value="8F" calcext:value-type="string">
            <text:p>8F</text:p>
          </table:table-cell>
          <table:table-cell table:formula="of:=DEC2BIN([.A145];8)" office:value-type="string" office:string-value="10001111" calcext:value-type="string">
            <text:p>1000111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6];2)" office:value-type="string" office:string-value="90" calcext:value-type="string">
            <text:p>90</text:p>
          </table:table-cell>
          <table:table-cell table:formula="of:=DEC2BIN([.A146];8)" office:value-type="string" office:string-value="10010000" calcext:value-type="string">
            <text:p>1001000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7];2)" office:value-type="string" office:string-value="91" calcext:value-type="string">
            <text:p>91</text:p>
          </table:table-cell>
          <table:table-cell table:formula="of:=DEC2BIN([.A147];8)" office:value-type="string" office:string-value="10010001" calcext:value-type="string">
            <text:p>1001000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8];2)" office:value-type="string" office:string-value="92" calcext:value-type="string">
            <text:p>92</text:p>
          </table:table-cell>
          <table:table-cell table:formula="of:=DEC2BIN([.A148];8)" office:value-type="string" office:string-value="10010010" calcext:value-type="string">
            <text:p>1001001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9];2)" office:value-type="string" office:string-value="93" calcext:value-type="string">
            <text:p>93</text:p>
          </table:table-cell>
          <table:table-cell table:formula="of:=DEC2BIN([.A149];8)" office:value-type="string" office:string-value="10010011" calcext:value-type="string">
            <text:p>1001001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50];2)" office:value-type="string" office:string-value="94" calcext:value-type="string">
            <text:p>94</text:p>
          </table:table-cell>
          <table:table-cell table:formula="of:=DEC2BIN([.A150];8)" office:value-type="string" office:string-value="10010100" calcext:value-type="string">
            <text:p>1001010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1];2)" office:value-type="string" office:string-value="95" calcext:value-type="string">
            <text:p>95</text:p>
          </table:table-cell>
          <table:table-cell table:formula="of:=DEC2BIN([.A151];8)" office:value-type="string" office:string-value="10010101" calcext:value-type="string">
            <text:p>1001010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2];2)" office:value-type="string" office:string-value="96" calcext:value-type="string">
            <text:p>96</text:p>
          </table:table-cell>
          <table:table-cell table:formula="of:=DEC2BIN([.A152];8)" office:value-type="string" office:string-value="10010110" calcext:value-type="string">
            <text:p>1001011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3];2)" office:value-type="string" office:string-value="97" calcext:value-type="string">
            <text:p>97</text:p>
          </table:table-cell>
          <table:table-cell table:formula="of:=DEC2BIN([.A153];8)" office:value-type="string" office:string-value="10010111" calcext:value-type="string">
            <text:p>1001011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4];2)" office:value-type="string" office:string-value="98" calcext:value-type="string">
            <text:p>98</text:p>
          </table:table-cell>
          <table:table-cell table:formula="of:=DEC2BIN([.A154];8)" office:value-type="string" office:string-value="10011000" calcext:value-type="string">
            <text:p>1001100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5];2)" office:value-type="string" office:string-value="99" calcext:value-type="string">
            <text:p>99</text:p>
          </table:table-cell>
          <table:table-cell table:formula="of:=DEC2BIN([.A155];8)" office:value-type="string" office:string-value="10011001" calcext:value-type="string">
            <text:p>1001100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6];2)" office:value-type="string" office:string-value="9A" calcext:value-type="string">
            <text:p>9A</text:p>
          </table:table-cell>
          <table:table-cell table:formula="of:=DEC2BIN([.A156];8)" office:value-type="string" office:string-value="10011010" calcext:value-type="string">
            <text:p>1001101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7];2)" office:value-type="string" office:string-value="9B" calcext:value-type="string">
            <text:p>9B</text:p>
          </table:table-cell>
          <table:table-cell table:formula="of:=DEC2BIN([.A157];8)" office:value-type="string" office:string-value="10011011" calcext:value-type="string">
            <text:p>1001101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8];2)" office:value-type="string" office:string-value="9C" calcext:value-type="string">
            <text:p>9C</text:p>
          </table:table-cell>
          <table:table-cell table:formula="of:=DEC2BIN([.A158];8)" office:value-type="string" office:string-value="10011100" calcext:value-type="string">
            <text:p>1001110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9];2)" office:value-type="string" office:string-value="9D" calcext:value-type="string">
            <text:p>9D</text:p>
          </table:table-cell>
          <table:table-cell table:formula="of:=DEC2BIN([.A159];8)" office:value-type="string" office:string-value="10011101" calcext:value-type="string">
            <text:p>1001110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60];2)" office:value-type="string" office:string-value="9E" calcext:value-type="string">
            <text:p>9E</text:p>
          </table:table-cell>
          <table:table-cell table:formula="of:=DEC2BIN([.A160];8)" office:value-type="string" office:string-value="10011110" calcext:value-type="string">
            <text:p>1001111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1];2)" office:value-type="string" office:string-value="9F" calcext:value-type="string">
            <text:p>9F</text:p>
          </table:table-cell>
          <table:table-cell table:formula="of:=DEC2BIN([.A161];8)" office:value-type="string" office:string-value="10011111" calcext:value-type="string">
            <text:p>1001111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2];2)" office:value-type="string" office:string-value="A0" calcext:value-type="string">
            <text:p>A0</text:p>
          </table:table-cell>
          <table:table-cell table:formula="of:=DEC2BIN([.A162];8)" office:value-type="string" office:string-value="10100000" calcext:value-type="string">
            <text:p>1010000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3];2)" office:value-type="string" office:string-value="A1" calcext:value-type="string">
            <text:p>A1</text:p>
          </table:table-cell>
          <table:table-cell table:formula="of:=DEC2BIN([.A163];8)" office:value-type="string" office:string-value="10100001" calcext:value-type="string">
            <text:p>1010000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4];2)" office:value-type="string" office:string-value="A2" calcext:value-type="string">
            <text:p>A2</text:p>
          </table:table-cell>
          <table:table-cell table:formula="of:=DEC2BIN([.A164];8)" office:value-type="string" office:string-value="10100010" calcext:value-type="string">
            <text:p>10100010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5];2)" office:value-type="string" office:string-value="A3" calcext:value-type="string">
            <text:p>A3</text:p>
          </table:table-cell>
          <table:table-cell table:formula="of:=DEC2BIN([.A165];8)" office:value-type="string" office:string-value="10100011" calcext:value-type="string">
            <text:p>1010001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6];2)" office:value-type="string" office:string-value="A4" calcext:value-type="string">
            <text:p>A4</text:p>
          </table:table-cell>
          <table:table-cell table:formula="of:=DEC2BIN([.A166];8)" office:value-type="string" office:string-value="10100100" calcext:value-type="string">
            <text:p>10100100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7];2)" office:value-type="string" office:string-value="A5" calcext:value-type="string">
            <text:p>A5</text:p>
          </table:table-cell>
          <table:table-cell table:formula="of:=DEC2BIN([.A167];8)" office:value-type="string" office:string-value="10100101" calcext:value-type="string">
            <text:p>1010010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8];2)" office:value-type="string" office:string-value="A6" calcext:value-type="string">
            <text:p>A6</text:p>
          </table:table-cell>
          <table:table-cell table:formula="of:=DEC2BIN([.A168];8)" office:value-type="string" office:string-value="10100110" calcext:value-type="string">
            <text:p>1010011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9];2)" office:value-type="string" office:string-value="A7" calcext:value-type="string">
            <text:p>A7</text:p>
          </table:table-cell>
          <table:table-cell table:formula="of:=DEC2BIN([.A169];8)" office:value-type="string" office:string-value="10100111" calcext:value-type="string">
            <text:p>1010011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70];2)" office:value-type="string" office:string-value="A8" calcext:value-type="string">
            <text:p>A8</text:p>
          </table:table-cell>
          <table:table-cell table:formula="of:=DEC2BIN([.A170];8)" office:value-type="string" office:string-value="10101000" calcext:value-type="string">
            <text:p>1010100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1];2)" office:value-type="string" office:string-value="A9" calcext:value-type="string">
            <text:p>A9</text:p>
          </table:table-cell>
          <table:table-cell table:formula="of:=DEC2BIN([.A171];8)" office:value-type="string" office:string-value="10101001" calcext:value-type="string">
            <text:p>1010100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2];2)" office:value-type="string" office:string-value="AA" calcext:value-type="string">
            <text:p>AA</text:p>
          </table:table-cell>
          <table:table-cell table:formula="of:=DEC2BIN([.A172];8)" office:value-type="string" office:string-value="10101010" calcext:value-type="string">
            <text:p>1010101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3];2)" office:value-type="string" office:string-value="AB" calcext:value-type="string">
            <text:p>AB</text:p>
          </table:table-cell>
          <table:table-cell table:formula="of:=DEC2BIN([.A173];8)" office:value-type="string" office:string-value="10101011" calcext:value-type="string">
            <text:p>1010101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4];2)" office:value-type="string" office:string-value="AC" calcext:value-type="string">
            <text:p>AC</text:p>
          </table:table-cell>
          <table:table-cell table:formula="of:=DEC2BIN([.A174];8)" office:value-type="string" office:string-value="10101100" calcext:value-type="string">
            <text:p>10101100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5];2)" office:value-type="string" office:string-value="AD" calcext:value-type="string">
            <text:p>AD</text:p>
          </table:table-cell>
          <table:table-cell table:formula="of:=DEC2BIN([.A175];8)" office:value-type="string" office:string-value="10101101" calcext:value-type="string">
            <text:p>1010110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6];2)" office:value-type="string" office:string-value="AE" calcext:value-type="string">
            <text:p>AE</text:p>
          </table:table-cell>
          <table:table-cell table:formula="of:=DEC2BIN([.A176];8)" office:value-type="string" office:string-value="10101110" calcext:value-type="string">
            <text:p>10101110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7];2)" office:value-type="string" office:string-value="AF" calcext:value-type="string">
            <text:p>AF</text:p>
          </table:table-cell>
          <table:table-cell table:formula="of:=DEC2BIN([.A177];8)" office:value-type="string" office:string-value="10101111" calcext:value-type="string">
            <text:p>1010111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8];2)" office:value-type="string" office:string-value="B0" calcext:value-type="string">
            <text:p>B0</text:p>
          </table:table-cell>
          <table:table-cell table:formula="of:=DEC2BIN([.A178];8)" office:value-type="string" office:string-value="10110000" calcext:value-type="string">
            <text:p>1011000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9];2)" office:value-type="string" office:string-value="B1" calcext:value-type="string">
            <text:p>B1</text:p>
          </table:table-cell>
          <table:table-cell table:formula="of:=DEC2BIN([.A179];8)" office:value-type="string" office:string-value="10110001" calcext:value-type="string">
            <text:p>1011000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80];2)" office:value-type="string" office:string-value="B2" calcext:value-type="string">
            <text:p>B2</text:p>
          </table:table-cell>
          <table:table-cell table:formula="of:=DEC2BIN([.A180];8)" office:value-type="string" office:string-value="10110010" calcext:value-type="string">
            <text:p>1011001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1];2)" office:value-type="string" office:string-value="B3" calcext:value-type="string">
            <text:p>B3</text:p>
          </table:table-cell>
          <table:table-cell table:formula="of:=DEC2BIN([.A181];8)" office:value-type="string" office:string-value="10110011" calcext:value-type="string">
            <text:p>1011001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2];2)" office:value-type="string" office:string-value="B4" calcext:value-type="string">
            <text:p>B4</text:p>
          </table:table-cell>
          <table:table-cell table:formula="of:=DEC2BIN([.A182];8)" office:value-type="string" office:string-value="10110100" calcext:value-type="string">
            <text:p>1011010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3];2)" office:value-type="string" office:string-value="B5" calcext:value-type="string">
            <text:p>B5</text:p>
          </table:table-cell>
          <table:table-cell table:formula="of:=DEC2BIN([.A183];8)" office:value-type="string" office:string-value="10110101" calcext:value-type="string">
            <text:p>1011010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4];2)" office:value-type="string" office:string-value="B6" calcext:value-type="string">
            <text:p>B6</text:p>
          </table:table-cell>
          <table:table-cell table:formula="of:=DEC2BIN([.A184];8)" office:value-type="string" office:string-value="10110110" calcext:value-type="string">
            <text:p>1011011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5];2)" office:value-type="string" office:string-value="B7" calcext:value-type="string">
            <text:p>B7</text:p>
          </table:table-cell>
          <table:table-cell table:formula="of:=DEC2BIN([.A185];8)" office:value-type="string" office:string-value="10110111" calcext:value-type="string">
            <text:p>1011011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6];2)" office:value-type="string" office:string-value="B8" calcext:value-type="string">
            <text:p>B8</text:p>
          </table:table-cell>
          <table:table-cell table:formula="of:=DEC2BIN([.A186];8)" office:value-type="string" office:string-value="10111000" calcext:value-type="string">
            <text:p>10111000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7];2)" office:value-type="string" office:string-value="B9" calcext:value-type="string">
            <text:p>B9</text:p>
          </table:table-cell>
          <table:table-cell table:formula="of:=DEC2BIN([.A187];8)" office:value-type="string" office:string-value="10111001" calcext:value-type="string">
            <text:p>1011100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8];2)" office:value-type="string" office:string-value="BA" calcext:value-type="string">
            <text:p>BA</text:p>
          </table:table-cell>
          <table:table-cell table:formula="of:=DEC2BIN([.A188];8)" office:value-type="string" office:string-value="10111010" calcext:value-type="string">
            <text:p>10111010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9];2)" office:value-type="string" office:string-value="BB" calcext:value-type="string">
            <text:p>BB</text:p>
          </table:table-cell>
          <table:table-cell table:formula="of:=DEC2BIN([.A189];8)" office:value-type="string" office:string-value="10111011" calcext:value-type="string">
            <text:p>1011101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90];2)" office:value-type="string" office:string-value="BC" calcext:value-type="string">
            <text:p>BC</text:p>
          </table:table-cell>
          <table:table-cell table:formula="of:=DEC2BIN([.A190];8)" office:value-type="string" office:string-value="10111100" calcext:value-type="string">
            <text:p>10111100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1];2)" office:value-type="string" office:string-value="BD" calcext:value-type="string">
            <text:p>BD</text:p>
          </table:table-cell>
          <table:table-cell table:formula="of:=DEC2BIN([.A191];8)" office:value-type="string" office:string-value="10111101" calcext:value-type="string">
            <text:p>1011110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2];2)" office:value-type="string" office:string-value="BE" calcext:value-type="string">
            <text:p>BE</text:p>
          </table:table-cell>
          <table:table-cell table:formula="of:=DEC2BIN([.A192];8)" office:value-type="string" office:string-value="10111110" calcext:value-type="string">
            <text:p>1011111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3];2)" office:value-type="string" office:string-value="BF" calcext:value-type="string">
            <text:p>BF</text:p>
          </table:table-cell>
          <table:table-cell table:formula="of:=DEC2BIN([.A193];8)" office:value-type="string" office:string-value="10111111" calcext:value-type="string">
            <text:p>1011111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4];2)" office:value-type="string" office:string-value="C0" calcext:value-type="string">
            <text:p>C0</text:p>
          </table:table-cell>
          <table:table-cell table:formula="of:=DEC2BIN([.A194];8)" office:value-type="string" office:string-value="11000000" calcext:value-type="string">
            <text:p>1100000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5];2)" office:value-type="string" office:string-value="C1" calcext:value-type="string">
            <text:p>C1</text:p>
          </table:table-cell>
          <table:table-cell table:formula="of:=DEC2BIN([.A195];8)" office:value-type="string" office:string-value="11000001" calcext:value-type="string">
            <text:p>1100000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6];2)" office:value-type="string" office:string-value="C2" calcext:value-type="string">
            <text:p>C2</text:p>
          </table:table-cell>
          <table:table-cell table:formula="of:=DEC2BIN([.A196];8)" office:value-type="string" office:string-value="11000010" calcext:value-type="string">
            <text:p>1100001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7];2)" office:value-type="string" office:string-value="C3" calcext:value-type="string">
            <text:p>C3</text:p>
          </table:table-cell>
          <table:table-cell table:formula="of:=DEC2BIN([.A197];8)" office:value-type="string" office:string-value="11000011" calcext:value-type="string">
            <text:p>1100001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8];2)" office:value-type="string" office:string-value="C4" calcext:value-type="string">
            <text:p>C4</text:p>
          </table:table-cell>
          <table:table-cell table:formula="of:=DEC2BIN([.A198];8)" office:value-type="string" office:string-value="11000100" calcext:value-type="string">
            <text:p>1100010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9];2)" office:value-type="string" office:string-value="C5" calcext:value-type="string">
            <text:p>C5</text:p>
          </table:table-cell>
          <table:table-cell table:formula="of:=DEC2BIN([.A199];8)" office:value-type="string" office:string-value="11000101" calcext:value-type="string">
            <text:p>1100010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200];2)" office:value-type="string" office:string-value="C6" calcext:value-type="string">
            <text:p>C6</text:p>
          </table:table-cell>
          <table:table-cell table:formula="of:=DEC2BIN([.A200];8)" office:value-type="string" office:string-value="11000110" calcext:value-type="string">
            <text:p>1100011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1];2)" office:value-type="string" office:string-value="C7" calcext:value-type="string">
            <text:p>C7</text:p>
          </table:table-cell>
          <table:table-cell table:formula="of:=DEC2BIN([.A201];8)" office:value-type="string" office:string-value="11000111" calcext:value-type="string">
            <text:p>1100011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2];2)" office:value-type="string" office:string-value="C8" calcext:value-type="string">
            <text:p>C8</text:p>
          </table:table-cell>
          <table:table-cell table:formula="of:=DEC2BIN([.A202];8)" office:value-type="string" office:string-value="11001000" calcext:value-type="string">
            <text:p>110010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3];2)" office:value-type="string" office:string-value="C9" calcext:value-type="string">
            <text:p>C9</text:p>
          </table:table-cell>
          <table:table-cell table:formula="of:=DEC2BIN([.A203];8)" office:value-type="string" office:string-value="11001001" calcext:value-type="string">
            <text:p>110010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4];2)" office:value-type="string" office:string-value="CA" calcext:value-type="string">
            <text:p>CA</text:p>
          </table:table-cell>
          <table:table-cell table:formula="of:=DEC2BIN([.A204];8)" office:value-type="string" office:string-value="11001010" calcext:value-type="string">
            <text:p>1100101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5];2)" office:value-type="string" office:string-value="CB" calcext:value-type="string">
            <text:p>CB</text:p>
          </table:table-cell>
          <table:table-cell table:formula="of:=DEC2BIN([.A205];8)" office:value-type="string" office:string-value="11001011" calcext:value-type="string">
            <text:p>1100101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6];2)" office:value-type="string" office:string-value="CC" calcext:value-type="string">
            <text:p>CC</text:p>
          </table:table-cell>
          <table:table-cell table:formula="of:=DEC2BIN([.A206];8)" office:value-type="string" office:string-value="11001100" calcext:value-type="string">
            <text:p>11001100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7];2)" office:value-type="string" office:string-value="CD" calcext:value-type="string">
            <text:p>CD</text:p>
          </table:table-cell>
          <table:table-cell table:formula="of:=DEC2BIN([.A207];8)" office:value-type="string" office:string-value="11001101" calcext:value-type="string">
            <text:p>1100110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8];2)" office:value-type="string" office:string-value="CE" calcext:value-type="string">
            <text:p>CE</text:p>
          </table:table-cell>
          <table:table-cell table:formula="of:=DEC2BIN([.A208];8)" office:value-type="string" office:string-value="11001110" calcext:value-type="string">
            <text:p>1100111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9];2)" office:value-type="string" office:string-value="CF" calcext:value-type="string">
            <text:p>CF</text:p>
          </table:table-cell>
          <table:table-cell table:formula="of:=DEC2BIN([.A209];8)" office:value-type="string" office:string-value="11001111" calcext:value-type="string">
            <text:p>1100111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10];2)" office:value-type="string" office:string-value="D0" calcext:value-type="string">
            <text:p>D0</text:p>
          </table:table-cell>
          <table:table-cell table:formula="of:=DEC2BIN([.A210];8)" office:value-type="string" office:string-value="11010000" calcext:value-type="string">
            <text:p>11010000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1];2)" office:value-type="string" office:string-value="D1" calcext:value-type="string">
            <text:p>D1</text:p>
          </table:table-cell>
          <table:table-cell table:formula="of:=DEC2BIN([.A211];8)" office:value-type="string" office:string-value="11010001" calcext:value-type="string">
            <text:p>1101000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2];2)" office:value-type="string" office:string-value="D2" calcext:value-type="string">
            <text:p>D2</text:p>
          </table:table-cell>
          <table:table-cell table:formula="of:=DEC2BIN([.A212];8)" office:value-type="string" office:string-value="11010010" calcext:value-type="string">
            <text:p>110100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3];2)" office:value-type="string" office:string-value="D3" calcext:value-type="string">
            <text:p>D3</text:p>
          </table:table-cell>
          <table:table-cell table:formula="of:=DEC2BIN([.A213];8)" office:value-type="string" office:string-value="11010011" calcext:value-type="string">
            <text:p>110100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4];2)" office:value-type="string" office:string-value="D4" calcext:value-type="string">
            <text:p>D4</text:p>
          </table:table-cell>
          <table:table-cell table:formula="of:=DEC2BIN([.A214];8)" office:value-type="string" office:string-value="11010100" calcext:value-type="string">
            <text:p>1101010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5];2)" office:value-type="string" office:string-value="D5" calcext:value-type="string">
            <text:p>D5</text:p>
          </table:table-cell>
          <table:table-cell table:formula="of:=DEC2BIN([.A215];8)" office:value-type="string" office:string-value="11010101" calcext:value-type="string">
            <text:p>1101010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6];2)" office:value-type="string" office:string-value="D6" calcext:value-type="string">
            <text:p>D6</text:p>
          </table:table-cell>
          <table:table-cell table:formula="of:=DEC2BIN([.A216];8)" office:value-type="string" office:string-value="11010110" calcext:value-type="string">
            <text:p>1101011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7];2)" office:value-type="string" office:string-value="D7" calcext:value-type="string">
            <text:p>D7</text:p>
          </table:table-cell>
          <table:table-cell table:formula="of:=DEC2BIN([.A217];8)" office:value-type="string" office:string-value="11010111" calcext:value-type="string">
            <text:p>1101011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8];2)" office:value-type="string" office:string-value="D8" calcext:value-type="string">
            <text:p>D8</text:p>
          </table:table-cell>
          <table:table-cell table:formula="of:=DEC2BIN([.A218];8)" office:value-type="string" office:string-value="11011000" calcext:value-type="string">
            <text:p>11011000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9];2)" office:value-type="string" office:string-value="D9" calcext:value-type="string">
            <text:p>D9</text:p>
          </table:table-cell>
          <table:table-cell table:formula="of:=DEC2BIN([.A219];8)" office:value-type="string" office:string-value="11011001" calcext:value-type="string">
            <text:p>1101100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20];2)" office:value-type="string" office:string-value="DA" calcext:value-type="string">
            <text:p>DA</text:p>
          </table:table-cell>
          <table:table-cell table:formula="of:=DEC2BIN([.A220];8)" office:value-type="string" office:string-value="11011010" calcext:value-type="string">
            <text:p>11011010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1];2)" office:value-type="string" office:string-value="DB" calcext:value-type="string">
            <text:p>DB</text:p>
          </table:table-cell>
          <table:table-cell table:formula="of:=DEC2BIN([.A221];8)" office:value-type="string" office:string-value="11011011" calcext:value-type="string">
            <text:p>1101101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2];2)" office:value-type="string" office:string-value="DC" calcext:value-type="string">
            <text:p>DC</text:p>
          </table:table-cell>
          <table:table-cell table:formula="of:=DEC2BIN([.A222];8)" office:value-type="string" office:string-value="11011100" calcext:value-type="string">
            <text:p>1101110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3];2)" office:value-type="string" office:string-value="DD" calcext:value-type="string">
            <text:p>DD</text:p>
          </table:table-cell>
          <table:table-cell table:formula="of:=DEC2BIN([.A223];8)" office:value-type="string" office:string-value="11011101" calcext:value-type="string">
            <text:p>1101110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4];2)" office:value-type="string" office:string-value="DE" calcext:value-type="string">
            <text:p>DE</text:p>
          </table:table-cell>
          <table:table-cell table:formula="of:=DEC2BIN([.A224];8)" office:value-type="string" office:string-value="11011110" calcext:value-type="string">
            <text:p>1101111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5];2)" office:value-type="string" office:string-value="DF" calcext:value-type="string">
            <text:p>DF</text:p>
          </table:table-cell>
          <table:table-cell table:formula="of:=DEC2BIN([.A225];8)" office:value-type="string" office:string-value="11011111" calcext:value-type="string">
            <text:p>1101111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6];2)" office:value-type="string" office:string-value="E0" calcext:value-type="string">
            <text:p>E0</text:p>
          </table:table-cell>
          <table:table-cell table:formula="of:=DEC2BIN([.A226];8)" office:value-type="string" office:string-value="11100000" calcext:value-type="string">
            <text:p>1110000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7];2)" office:value-type="string" office:string-value="E1" calcext:value-type="string">
            <text:p>E1</text:p>
          </table:table-cell>
          <table:table-cell table:formula="of:=DEC2BIN([.A227];8)" office:value-type="string" office:string-value="11100001" calcext:value-type="string">
            <text:p>1110000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8];2)" office:value-type="string" office:string-value="E2" calcext:value-type="string">
            <text:p>E2</text:p>
          </table:table-cell>
          <table:table-cell table:formula="of:=DEC2BIN([.A228];8)" office:value-type="string" office:string-value="11100010" calcext:value-type="string">
            <text:p>1110001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9];2)" office:value-type="string" office:string-value="E3" calcext:value-type="string">
            <text:p>E3</text:p>
          </table:table-cell>
          <table:table-cell table:formula="of:=DEC2BIN([.A229];8)" office:value-type="string" office:string-value="11100011" calcext:value-type="string">
            <text:p>1110001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30];2)" office:value-type="string" office:string-value="E4" calcext:value-type="string">
            <text:p>E4</text:p>
          </table:table-cell>
          <table:table-cell table:formula="of:=DEC2BIN([.A230];8)" office:value-type="string" office:string-value="11100100" calcext:value-type="string">
            <text:p>11100100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1];2)" office:value-type="string" office:string-value="E5" calcext:value-type="string">
            <text:p>E5</text:p>
          </table:table-cell>
          <table:table-cell table:formula="of:=DEC2BIN([.A231];8)" office:value-type="string" office:string-value="11100101" calcext:value-type="string">
            <text:p>1110010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2];2)" office:value-type="string" office:string-value="E6" calcext:value-type="string">
            <text:p>E6</text:p>
          </table:table-cell>
          <table:table-cell table:formula="of:=DEC2BIN([.A232];8)" office:value-type="string" office:string-value="11100110" calcext:value-type="string">
            <text:p>1110011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3];2)" office:value-type="string" office:string-value="E7" calcext:value-type="string">
            <text:p>E7</text:p>
          </table:table-cell>
          <table:table-cell table:formula="of:=DEC2BIN([.A233];8)" office:value-type="string" office:string-value="11100111" calcext:value-type="string">
            <text:p>1110011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4];2)" office:value-type="string" office:string-value="E8" calcext:value-type="string">
            <text:p>E8</text:p>
          </table:table-cell>
          <table:table-cell table:formula="of:=DEC2BIN([.A234];8)" office:value-type="string" office:string-value="11101000" calcext:value-type="string">
            <text:p>1110100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5];2)" office:value-type="string" office:string-value="E9" calcext:value-type="string">
            <text:p>E9</text:p>
          </table:table-cell>
          <table:table-cell table:formula="of:=DEC2BIN([.A235];8)" office:value-type="string" office:string-value="11101001" calcext:value-type="string">
            <text:p>1110100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6];2)" office:value-type="string" office:string-value="EA" calcext:value-type="string">
            <text:p>EA</text:p>
          </table:table-cell>
          <table:table-cell table:formula="of:=DEC2BIN([.A236];8)" office:value-type="string" office:string-value="11101010" calcext:value-type="string">
            <text:p>1110101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7];2)" office:value-type="string" office:string-value="EB" calcext:value-type="string">
            <text:p>EB</text:p>
          </table:table-cell>
          <table:table-cell table:formula="of:=DEC2BIN([.A237];8)" office:value-type="string" office:string-value="11101011" calcext:value-type="string">
            <text:p>1110101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8];2)" office:value-type="string" office:string-value="EC" calcext:value-type="string">
            <text:p>EC</text:p>
          </table:table-cell>
          <table:table-cell table:formula="of:=DEC2BIN([.A238];8)" office:value-type="string" office:string-value="11101100" calcext:value-type="string">
            <text:p>1110110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9];2)" office:value-type="string" office:string-value="ED" calcext:value-type="string">
            <text:p>ED</text:p>
          </table:table-cell>
          <table:table-cell table:formula="of:=DEC2BIN([.A239];8)" office:value-type="string" office:string-value="11101101" calcext:value-type="string">
            <text:p>1110110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40];2)" office:value-type="string" office:string-value="EE" calcext:value-type="string">
            <text:p>EE</text:p>
          </table:table-cell>
          <table:table-cell table:formula="of:=DEC2BIN([.A240];8)" office:value-type="string" office:string-value="11101110" calcext:value-type="string">
            <text:p>1110111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1];2)" office:value-type="string" office:string-value="EF" calcext:value-type="string">
            <text:p>EF</text:p>
          </table:table-cell>
          <table:table-cell table:formula="of:=DEC2BIN([.A241];8)" office:value-type="string" office:string-value="11101111" calcext:value-type="string">
            <text:p>1110111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2];2)" office:value-type="string" office:string-value="F0" calcext:value-type="string">
            <text:p>F0</text:p>
          </table:table-cell>
          <table:table-cell table:formula="of:=DEC2BIN([.A242];8)" office:value-type="string" office:string-value="11110000" calcext:value-type="string">
            <text:p>1111000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3];2)" office:value-type="string" office:string-value="F1" calcext:value-type="string">
            <text:p>F1</text:p>
          </table:table-cell>
          <table:table-cell table:formula="of:=DEC2BIN([.A243];8)" office:value-type="string" office:string-value="11110001" calcext:value-type="string">
            <text:p>1111000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4];2)" office:value-type="string" office:string-value="F2" calcext:value-type="string">
            <text:p>F2</text:p>
          </table:table-cell>
          <table:table-cell table:formula="of:=DEC2BIN([.A244];8)" office:value-type="string" office:string-value="11110010" calcext:value-type="string">
            <text:p>1111001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5];2)" office:value-type="string" office:string-value="F3" calcext:value-type="string">
            <text:p>F3</text:p>
          </table:table-cell>
          <table:table-cell table:formula="of:=DEC2BIN([.A245];8)" office:value-type="string" office:string-value="11110011" calcext:value-type="string">
            <text:p>1111001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6];2)" office:value-type="string" office:string-value="F4" calcext:value-type="string">
            <text:p>F4</text:p>
          </table:table-cell>
          <table:table-cell table:formula="of:=DEC2BIN([.A246];8)" office:value-type="string" office:string-value="11110100" calcext:value-type="string">
            <text:p>1111010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7];2)" office:value-type="string" office:string-value="F5" calcext:value-type="string">
            <text:p>F5</text:p>
          </table:table-cell>
          <table:table-cell table:formula="of:=DEC2BIN([.A247];8)" office:value-type="string" office:string-value="11110101" calcext:value-type="string">
            <text:p>1111010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8];2)" office:value-type="string" office:string-value="F6" calcext:value-type="string">
            <text:p>F6</text:p>
          </table:table-cell>
          <table:table-cell table:formula="of:=DEC2BIN([.A248];8)" office:value-type="string" office:string-value="11110110" calcext:value-type="string">
            <text:p>1111011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9];2)" office:value-type="string" office:string-value="F7" calcext:value-type="string">
            <text:p>F7</text:p>
          </table:table-cell>
          <table:table-cell table:formula="of:=DEC2BIN([.A249];8)" office:value-type="string" office:string-value="11110111" calcext:value-type="string">
            <text:p>1111011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50];2)" office:value-type="string" office:string-value="F8" calcext:value-type="string">
            <text:p>F8</text:p>
          </table:table-cell>
          <table:table-cell table:formula="of:=DEC2BIN([.A250];8)" office:value-type="string" office:string-value="11111000" calcext:value-type="string">
            <text:p>1111100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1];2)" office:value-type="string" office:string-value="F9" calcext:value-type="string">
            <text:p>F9</text:p>
          </table:table-cell>
          <table:table-cell table:formula="of:=DEC2BIN([.A251];8)" office:value-type="string" office:string-value="11111001" calcext:value-type="string">
            <text:p>1111100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2];2)" office:value-type="string" office:string-value="FA" calcext:value-type="string">
            <text:p>FA</text:p>
          </table:table-cell>
          <table:table-cell table:formula="of:=DEC2BIN([.A252];8)" office:value-type="string" office:string-value="11111010" calcext:value-type="string">
            <text:p>1111101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3];2)" office:value-type="string" office:string-value="FB" calcext:value-type="string">
            <text:p>FB</text:p>
          </table:table-cell>
          <table:table-cell table:formula="of:=DEC2BIN([.A253];8)" office:value-type="string" office:string-value="11111011" calcext:value-type="string">
            <text:p>1111101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4];2)" office:value-type="string" office:string-value="FC" calcext:value-type="string">
            <text:p>FC</text:p>
          </table:table-cell>
          <table:table-cell table:formula="of:=DEC2BIN([.A254];8)" office:value-type="string" office:string-value="11111100" calcext:value-type="string">
            <text:p>1111110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5];2)" office:value-type="string" office:string-value="FD" calcext:value-type="string">
            <text:p>FD</text:p>
          </table:table-cell>
          <table:table-cell table:formula="of:=DEC2BIN([.A255];8)" office:value-type="string" office:string-value="11111101" calcext:value-type="string">
            <text:p>1111110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6];2)" office:value-type="string" office:string-value="FE" calcext:value-type="string">
            <text:p>FE</text:p>
          </table:table-cell>
          <table:table-cell table:formula="of:=DEC2BIN([.A256];8)" office:value-type="string" office:string-value="11111110" calcext:value-type="string">
            <text:p>1111111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7];2)" office:value-type="string" office:string-value="FF" calcext:value-type="string">
            <text:p>FF</text:p>
          </table:table-cell>
          <table:table-cell table:formula="of:=DEC2BIN([.A257];8)" office:value-type="string" office:string-value="11111111" calcext:value-type="string">
            <text:p>11111111</text:p>
          </table:table-cell>
          <table:table-cell table:number-columns-repeated="4"/>
        </table:table-row>
        <table:table-row table:style-name="ro1" table:number-rows-repeated="104831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text>$</number:text>
      <number:number number:decimal-places="0" number:min-decimal-places="0" number:min-integer-digits="6"/>
    </number:number-style>
    <number:number-style style:name="N120">
      <number:text>$</number:text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4:34:10.075596276</meta:creation-date>
    <dc:date>2025-08-12T16:43:36.189815464</dc:date>
    <meta:editing-duration>PT2H9M16S</meta:editing-duration>
    <meta:editing-cycles>21</meta:editing-cycles>
    <meta:generator>LibreOffice/24.8.0.3$MacOSX_X86_64 LibreOffice_project/0bdf1299c94fe897b119f97f3c613e9dca6be583</meta:generator>
    <meta:document-statistic meta:table-count="2" meta:cell-count="845" meta:object-count="0"/>
  </office:meta>
</office:document-meta>
</file>